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fo:min-height="1.02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b2b2b2" fo:min-height="1.0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03cm" fo:min-width="2.653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2.806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P1" style:family="paragraph">
      <style:text-properties fo:color="#000000" loext:opacity="100%" style:text-underline-style="solid" style:text-underline-width="auto" style:text-underline-color="font-color" fo:font-weight="normal"/>
    </style:style>
    <style:style style:name="P2" style:family="paragraph">
      <loext:graphic-properties draw:fill="solid" draw:fill-color="#dddddd"/>
      <style:text-properties fo:color="#000000" loext:opacity="100%" style:text-underline-style="solid" style:text-underline-width="auto" style:text-underline-color="font-color" fo:font-weight="normal"/>
    </style:style>
    <style:style style:name="P3" style:family="paragraph">
      <loext:graphic-properties draw:fill="solid" draw:fill-color="#b2b2b2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32cm" svg:height="1.27cm" svg:x="2.905cm" svg:y="2.384cm">
          <draw:text-box>
            <text:p text:style-name="P1">Hunger</text:p>
          </draw:text-box>
        </draw:frame>
        <draw:frame draw:style-name="gr2" draw:text-style-name="P3" draw:layer="layout" svg:width="3.175cm" svg:height="1.27cm" svg:x="8.937cm" svg:y="2.384cm">
          <draw:text-box>
            <text:p>sleep</text:p>
          </draw:text-box>
        </draw:frame>
        <draw:frame draw:style-name="gr2" draw:text-style-name="P3" draw:layer="layout" svg:width="3.175cm" svg:height="1.27cm" svg:x="14.97cm" svg:y="2.384cm">
          <draw:text-box>
            <text:p>PLAY</text:p>
          </draw:text-box>
        </draw:frame>
        <draw:custom-shape draw:style-name="gr3" draw:text-style-name="P4" draw:layer="layout" svg:width="3.493cm" svg:height="3.493cm" svg:x="9.268cm" svg:y="12.224cm">
          <text:p text:style-name="P4">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2.905cm" svg:y="20.367cm">
          <text:p text:style-name="P4">EAT</text:p>
          <text:p text:style-name="P4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8.62cm" svg:y="20.367cm">
          <text:p text:style-name="P4">SLEEP</text:p>
          <text:p text:style-name="P4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14.97cm" svg:y="20.367cm">
          <text:p text:style-name="P4">PLAY</text:p>
          <text:p text:style-name="P4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2.588cm" svg:y="2.067cm">
          <text:p text:style-name="P4">EAT</text:p>
          <text:p text:style-name="P4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8.749cm" svg:y="2.067cm">
          <text:p text:style-name="P4">SLEEP</text:p>
          <text:p text:style-name="P4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92cm" svg:height="1.905cm" svg:x="14.97cm" svg:y="2.067cm">
          <text:p text:style-name="P4">PLAY</text:p>
          <text:p text:style-name="P4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905cm" svg:height="1.905cm" svg:x="10.011cm" svg:y="10.4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2T11:30:41.292991245</meta:creation-date>
    <dc:date>2022-11-12T11:51:48.065091015</dc:date>
    <meta:editing-duration>PT32S</meta:editing-duration>
    <meta:editing-cycles>1</meta:editing-cycles>
    <meta:document-statistic meta:object-count="11"/>
    <meta:generator>LibreOffice/7.3.6.2$Linux_X86_64 LibreOffice_project/30$Build-2</meta:generator>
  </office:meta>
</office:document-meta>
</file>